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svg:stroke-color="#000000" draw:fill="solid" draw:fill-color="#66ff66" draw:textarea-horizontal-align="justify" draw:textarea-vertical-align="middle" draw:auto-grow-height="false"/>
    </style:style>
    <style:style style:name="Mgr2" style:family="graphic" style:parent-style-name="standard">
      <style:graphic-properties draw:stroke="none" svg:stroke-color="#000000" draw:fill="none" draw:fill-color="#ffffff" fo:min-height="1.5cm"/>
    </style:style>
    <style:style style:name="Mgr3" style:family="graphic" style:parent-style-name="standard">
      <style:graphic-properties svg:stroke-color="#000000" draw:fill="solid" draw:fill-color="#cccc99" draw:textarea-horizontal-align="justify" draw:textarea-vertical-align="middle" draw:auto-grow-height="false"/>
    </style:style>
    <style:style style:name="Mgr4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Mgr5" style:family="graphic" style:parent-style-name="standard">
      <style:graphic-properties svg:stroke-color="#000000" draw:fill="solid" draw:fill-color="#66ff66" draw:textarea-horizontal-align="justify" draw:textarea-vertical-align="middle" draw:auto-grow-height="false"/>
    </style:style>
    <style:style style:name="Mgr6" style:family="graphic" style:parent-style-name="standard">
      <style:graphic-properties draw:stroke="none" svg:stroke-color="#000000" draw:fill="none" draw:fill-color="#ffffff" fo:min-height="0.8cm"/>
    </style:style>
    <style:style style:name="Mgr7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Mgr8" style:family="graphic" style:parent-style-name="standard">
      <style:graphic-properties draw:stroke="none" svg:stroke-color="#000000" draw:fill="none" draw:fill-color="#ffffff" fo:min-height="1.2cm"/>
    </style:style>
    <style:style style:name="Mgr9" style:family="graphic" style:parent-style-name="standard">
      <style:graphic-properties draw:stroke="none" svg:stroke-color="#000000" draw:fill="none" draw:fill-color="#ffffff" fo:min-height="1.1cm"/>
    </style:style>
    <style:style style:name="Mgr10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Mgr11" style:family="graphic" style:parent-style-name="standard">
      <style:graphic-properties svg:stroke-color="#000000" draw:fill="solid" draw:fill-color="#00cccc" draw:textarea-horizontal-align="justify" draw:textarea-vertical-align="middle" draw:auto-grow-height="false"/>
    </style:style>
    <style:style style:name="Mgr12" style:family="graphic" style:parent-style-name="standard">
      <style:graphic-properties draw:stroke="none" svg:stroke-color="#000000" draw:fill="none" draw:fill-color="#ffffff" fo:min-height="1.3cm"/>
    </style:style>
    <style:style style:name="Mgr13" style:family="graphic" style:parent-style-name="objectwithoutfill">
      <style:graphic-properties draw:marker-end="Arrow" draw:marker-end-width="0.3cm" draw:fill="none" draw:textarea-vertical-align="middle"/>
    </style:style>
    <style:style style:name="Mgr14" style:family="graphic" style:parent-style-name="objectwithoutfill">
      <style:graphic-properties draw:fill="none" draw:textarea-vertical-align="middle"/>
    </style:style>
    <style:style style:name="MP1" style:family="paragraph">
      <style:paragraph-properties fo:margin-left="0cm" fo:margin-right="0cm" fo:text-align="center" fo:text-indent="0cm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text-align="center"/>
    </style:style>
    <style:style style:name="MP4" style:family="paragraph">
      <style:text-properties style:text-underline-style="solid" style:text-underline-width="auto" style:text-underline-color="font-color"/>
    </style:style>
    <style:style style:name="MP5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MT1" style:family="text">
      <style:text-properties style:text-underline-style="solid" style:text-underline-width="auto" style:text-und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7.1cm" svg:height="2.2cm" svg:x="11.7cm" svg:y="10.4cm">
        <text:p/>
        <draw:enhanced-geometry svg:viewBox="0 0 21600 21600" draw:type="rectangle" draw:enhanced-path="M 0 0 L 21600 0 21600 21600 0 21600 0 0 Z N"/>
      </draw:custom-shape>
      <draw:frame draw:style-name="Mgr2" draw:text-style-name="MP2" draw:layer="backgroundobjects" svg:width="6.3cm" svg:height="1.75cm" svg:x="13.4cm" svg:y="10.9cm">
        <draw:text-box>
          <text:p>Character</text:p>
        </draw:text-box>
      </draw:frame>
      <draw:custom-shape draw:style-name="Mgr3" draw:text-style-name="MP1" draw:layer="backgroundobjects" svg:width="7.1cm" svg:height="2.2cm" svg:x="11.8cm" svg:y="20.6cm">
        <text:p/>
        <draw:enhanced-geometry svg:viewBox="0 0 21600 21600" draw:type="rectangle" draw:enhanced-path="M 0 0 L 21600 0 21600 21600 0 21600 0 0 Z N"/>
      </draw:custom-shape>
      <draw:custom-shape draw:style-name="Mgr4" draw:text-style-name="MP1" draw:layer="backgroundobjects" svg:width="7.1cm" svg:height="2.2cm" svg:x="1.8cm" svg:y="6.7cm">
        <text:p/>
        <draw:enhanced-geometry svg:viewBox="0 0 21600 21600" draw:type="rectangle" draw:enhanced-path="M 0 0 L 21600 0 21600 21600 0 21600 0 0 Z N"/>
      </draw:custom-shape>
      <draw:custom-shape draw:style-name="Mgr5" draw:text-style-name="MP1" draw:layer="backgroundobjects" svg:width="7.1cm" svg:height="2.2cm" svg:x="11.9cm" svg:y="17.3cm">
        <text:p text:style-name="MP1">Weapon</text:p>
        <draw:enhanced-geometry svg:viewBox="0 0 21600 21600" draw:type="rectangle" draw:enhanced-path="M 0 0 L 21600 0 21600 21600 0 21600 0 0 Z N"/>
      </draw:custom-shape>
      <draw:frame draw:style-name="Mgr6" draw:text-style-name="MP2" draw:layer="backgroundobjects" svg:width="4.8cm" svg:height="1.05cm" svg:x="13.7cm" svg:y="21.05cm">
        <draw:text-box>
          <text:p>Round_loaf</text:p>
        </draw:text-box>
      </draw:frame>
      <draw:custom-shape draw:style-name="Mgr7" draw:text-style-name="MP1" draw:layer="backgroundobjects" svg:width="7.1cm" svg:height="2.2cm" svg:x="1.9cm" svg:y="13.8cm">
        <text:p/>
        <draw:enhanced-geometry svg:viewBox="0 0 21600 21600" draw:type="rectangle" draw:enhanced-path="M 0 0 L 21600 0 21600 21600 0 21600 0 0 Z N"/>
      </draw:custom-shape>
      <draw:custom-shape draw:style-name="Mgr1" draw:text-style-name="MP1" draw:layer="backgroundobjects" svg:width="7.1cm" svg:height="2.2cm" svg:x="11.9cm" svg:y="13.8cm">
        <text:p/>
        <draw:enhanced-geometry svg:viewBox="0 0 21600 21600" draw:type="rectangle" draw:enhanced-path="M 0 0 L 21600 0 21600 21600 0 21600 0 0 Z N"/>
      </draw:custom-shape>
      <draw:custom-shape draw:style-name="Mgr1" draw:text-style-name="MP1" draw:layer="backgroundobjects" svg:width="7.1cm" svg:height="2.2cm" svg:x="1.8cm" svg:y="10.4cm">
        <text:p/>
        <draw:enhanced-geometry svg:viewBox="0 0 21600 21600" draw:type="rectangle" draw:enhanced-path="M 0 0 L 21600 0 21600 21600 0 21600 0 0 Z N"/>
      </draw:custom-shape>
      <draw:frame draw:style-name="Mgr8" draw:text-style-name="MP2" draw:layer="backgroundobjects" svg:width="5.3cm" svg:height="1.45cm" svg:x="3.9cm" svg:y="14.4cm">
        <draw:text-box>
          <text:p>Button</text:p>
        </draw:text-box>
      </draw:frame>
      <draw:frame draw:style-name="Mgr9" draw:text-style-name="MP2" draw:layer="backgroundobjects" svg:width="5.2cm" svg:height="1.35cm" svg:x="4cm" svg:y="11.35cm">
        <draw:text-box>
          <text:p>Menu</text:p>
        </draw:text-box>
      </draw:frame>
      <draw:frame draw:style-name="Mgr8" draw:text-style-name="MP1" draw:layer="backgroundobjects" svg:width="5cm" svg:height="1.45cm" svg:x="13cm" svg:y="14.3cm">
        <draw:text-box>
          <text:p text:style-name="MP3">Background</text:p>
        </draw:text-box>
      </draw:frame>
      <draw:custom-shape draw:style-name="Mgr10" draw:text-style-name="MP1" draw:layer="backgroundobjects" svg:width="7.1cm" svg:height="2.2cm" svg:x="11.7cm" svg:y="6.7cm">
        <text:p text:style-name="MP1">Audio</text:p>
        <draw:enhanced-geometry svg:viewBox="0 0 21600 21600" draw:type="rectangle" draw:enhanced-path="M 0 0 L 21600 0 21600 21600 0 21600 0 0 Z N"/>
      </draw:custom-shape>
      <draw:custom-shape draw:style-name="Mgr11" draw:text-style-name="MP1" draw:layer="backgroundobjects" svg:width="7.1cm" svg:height="2.2cm" svg:x="1.7cm" svg:y="3.3cm">
        <text:p/>
        <draw:enhanced-geometry svg:viewBox="0 0 21600 21600" draw:type="rectangle" draw:enhanced-path="M 0 0 L 21600 0 21600 21600 0 21600 0 0 Z N"/>
      </draw:custom-shape>
      <draw:frame draw:style-name="Mgr12" draw:text-style-name="MP1" draw:layer="backgroundobjects" svg:width="5.3cm" svg:height="1.55cm" svg:x="2.6cm" svg:y="3.7cm">
        <draw:text-box>
          <text:p text:style-name="MP3">Main</text:p>
        </draw:text-box>
      </draw:frame>
      <draw:frame draw:style-name="Mgr2" draw:text-style-name="MP1" draw:layer="backgroundobjects" svg:width="5.9cm" svg:height="1.75cm" svg:x="2.5cm" svg:y="7cm">
        <draw:text-box>
          <text:p text:style-name="MP3">Jetpack</text:p>
        </draw:text-box>
      </draw:frame>
      <draw:custom-shape draw:style-name="Mgr3" draw:text-style-name="MP1" draw:layer="backgroundobjects" svg:width="7.1cm" svg:height="2.2cm" svg:x="1.9cm" svg:y="20.6cm">
        <text:p/>
        <draw:enhanced-geometry svg:viewBox="0 0 21600 21600" draw:type="rectangle" draw:enhanced-path="M 0 0 L 21600 0 21600 21600 0 21600 0 0 Z N"/>
      </draw:custom-shape>
      <draw:custom-shape draw:style-name="Mgr3" draw:text-style-name="MP1" draw:layer="backgroundobjects" svg:width="7.1cm" svg:height="2.2cm" svg:x="1.9cm" svg:y="17.4cm">
        <text:p/>
        <draw:enhanced-geometry svg:viewBox="0 0 21600 21600" draw:type="rectangle" draw:enhanced-path="M 0 0 L 21600 0 21600 21600 0 21600 0 0 Z N"/>
      </draw:custom-shape>
      <draw:line draw:style-name="Mgr13" draw:text-style-name="MP1" draw:layer="backgroundobjects" svg:x1="5.3cm" svg:y1="5.5cm" svg:x2="5.3cm" svg:y2="6.7cm">
        <text:p/>
      </draw:line>
      <draw:line draw:style-name="Mgr13" draw:text-style-name="MP1" draw:layer="backgroundobjects" svg:x1="8.9cm" svg:y1="7.7cm" svg:x2="11.7cm" svg:y2="7.7cm">
        <text:p/>
      </draw:line>
      <draw:line draw:style-name="Mgr13" draw:text-style-name="MP1" draw:layer="backgroundobjects" svg:x1="5.4cm" svg:y1="8.9cm" svg:x2="5.4cm" svg:y2="10.4cm">
        <text:p/>
      </draw:line>
      <draw:line draw:style-name="Mgr13" draw:text-style-name="MP1" draw:layer="backgroundobjects" svg:x1="10cm" svg:y1="11.4cm" svg:x2="11.7cm" svg:y2="11.4cm">
        <text:p/>
      </draw:line>
      <draw:line draw:style-name="Mgr13" draw:text-style-name="MP1" draw:layer="backgroundobjects" svg:x1="5.4cm" svg:y1="12.6cm" svg:x2="5.4cm" svg:y2="13.8cm">
        <text:p/>
      </draw:line>
      <draw:line draw:style-name="Mgr14" draw:text-style-name="MP1" draw:layer="backgroundobjects" svg:x1="7cm" svg:y1="8.9cm" svg:x2="7cm" svg:y2="9.9cm">
        <text:p/>
      </draw:line>
      <draw:line draw:style-name="Mgr14" draw:text-style-name="MP1" draw:layer="backgroundobjects" svg:x1="7cm" svg:y1="9.9cm" svg:x2="10cm" svg:y2="9.9cm">
        <text:p/>
      </draw:line>
      <draw:line draw:style-name="Mgr14" draw:text-style-name="MP1" draw:layer="backgroundobjects" svg:x1="10cm" svg:y1="9.9cm" svg:x2="10cm" svg:y2="18.2cm">
        <text:p/>
      </draw:line>
      <draw:line draw:style-name="Mgr13" draw:text-style-name="MP1" draw:layer="backgroundobjects" svg:x1="10cm" svg:y1="14.9cm" svg:x2="11.9cm" svg:y2="14.9cm">
        <text:p/>
      </draw:line>
      <draw:line draw:style-name="Mgr13" draw:text-style-name="MP1" draw:layer="backgroundobjects" svg:x1="10cm" svg:y1="18.2cm" svg:x2="11.9cm" svg:y2="18.2cm">
        <text:p/>
      </draw:line>
      <draw:line draw:style-name="Mgr13" draw:text-style-name="MP1" draw:layer="backgroundobjects" svg:x1="15.2cm" svg:y1="19.5cm" svg:x2="15.2cm" svg:y2="20.7cm">
        <text:p/>
      </draw:line>
      <draw:line draw:style-name="Mgr13" draw:text-style-name="MP1" draw:layer="backgroundobjects" svg:x1="11.9cm" svg:y1="18.8cm" svg:x2="9cm" svg:y2="18.8cm">
        <text:p/>
      </draw:line>
      <draw:line draw:style-name="Mgr14" draw:text-style-name="MP1" draw:layer="backgroundobjects" svg:x1="10.6cm" svg:y1="18.8cm" svg:x2="10.6cm" svg:y2="21.7cm">
        <text:p/>
      </draw:line>
      <draw:line draw:style-name="Mgr13" draw:text-style-name="MP1" draw:layer="backgroundobjects" svg:x1="10.6cm" svg:y1="21.7cm" svg:x2="9cm" svg:y2="21.7cm">
        <text:p/>
      </draw:line>
      <draw:frame draw:style-name="Mgr9" draw:text-style-name="MP2" draw:layer="backgroundobjects" svg:width="4.8cm" svg:height="1.35cm" svg:x="3.4cm" svg:y="21.2cm">
        <draw:text-box>
          <text:p>French_stick</text:p>
        </draw:text-box>
      </draw:frame>
      <draw:frame draw:style-name="Mgr8" draw:text-style-name="MP2" draw:layer="backgroundobjects" svg:width="5.1cm" svg:height="1.45cm" svg:x="3.3cm" svg:y="17.9cm">
        <draw:text-box>
          <text:p>Cupcake</text:p>
        </draw:text-box>
      </draw:frame>
      <draw:frame draw:style-name="Mgr6" draw:text-style-name="MP5" draw:layer="backgroundobjects" svg:width="16.2cm" svg:height="1.05cm" svg:x="2.1cm" svg:y="1.5cm">
        <draw:text-box>
          <text:p text:style-name="MP4"><text:span text:style-name="MT1">Le diagramme des classes (non définitif)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8:53:57.326257587</meta:creation-date>
    <dc:date>2014-12-04T19:18:21.755129880</dc:date>
    <meta:editing-duration>PT8M42S</meta:editing-duration>
    <meta:editing-cycles>2</meta:editing-cycles>
    <meta:generator>LibreOffice/4.2.7.2$Linux_x86 LibreOffice_project/420m0$Build-2</meta:generator>
    <meta:document-statistic meta:object-count="35"/>
  </office:meta>
</office:document-meta>
</file>